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line-height="115%" fo:text-align="justify" style:justify-single-word="false"/>
      <style:text-properties officeooo:rsid="0012bf30" officeooo:paragraph-rsid="0012bf30"/>
    </style:style>
    <style:style style:name="P3" style:family="paragraph" style:parent-style-name="Standard">
      <style:paragraph-properties fo:line-height="115%" fo:text-align="justify" style:justify-single-word="false"/>
      <style:text-properties officeooo:paragraph-rsid="0012bf30"/>
    </style:style>
    <style:style style:name="P4" style:family="paragraph" style:parent-style-name="Standard">
      <style:paragraph-properties fo:line-height="115%" fo:text-align="justify" style:justify-single-word="false"/>
    </style:style>
    <style:style style:name="T1" style:family="text">
      <style:text-properties officeooo:rsid="0012dcb3"/>
    </style:style>
    <style:style style:name="T2" style:family="text">
      <style:text-properties officeooo:rsid="001510c7"/>
    </style:style>
    <style:style style:name="T3" style:family="text">
      <style:text-properties officeooo:rsid="00160f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tab/><text:tab/><text:tab/><text:tab/><text:tab/>Nduvho Edward Ramashia</text:p>
      <text:p text:style-name="P3"><text:tab/><text:tab/><text:tab/><text:tab/><text:tab/><text:tab/><text:tab/><text:tab/><text:tab/>35 China Cres </text:p>
      <text:p text:style-name="P3"><text:tab/><text:tab/><text:tab/><text:tab/><text:tab/><text:tab/><text:tab/><text:tab/><text:tab/>Cosmo City</text:p>
      <text:p text:style-name="P3"><text:tab/><text:tab/><text:tab/><text:tab/><text:tab/><text:tab/><text:tab/><text:tab/><text:tab/>Roodepoort </text:p>
      <text:p text:style-name="P3"><text:tab/><text:tab/><text:tab/><text:tab/><text:tab/><text:tab/><text:tab/><text:tab/><text:tab/>2188</text:p>
      <text:p text:style-name="P4"/>
      <text:p text:style-name="P2"><text:tab/><text:tab/><text:tab/><text:tab/><text:tab/><text:tab/><text:tab/><text:tab/><text:tab/>28 November 2023</text:p>
      <text:p text:style-name="P4"/>
      <text:p text:style-name="P4">Scaw Union Junction - Johannesburg</text:p>
      <text:p text:style-name="P4">Black Reef Road</text:p>
      <text:p text:style-name="P4">Germiston 1401</text:p>
      <text:p text:style-name="P4">Johannesburg</text:p>
      <text:p text:style-name="P4">Gauteng</text:p>
      <text:p text:style-name="P4"/>
      <text:p text:style-name="P4">Dear <text:span text:style-name="T1">Scaw Recuiting </text:span><text:span text:style-name="T3">T</text:span><text:span text:style-name="T1">eam</text:span>,</text:p>
      <text:p text:style-name="P4"/>
      <text:p text:style-name="P4">I am writing to apply for the Scaw Metals Bursary Scheme for the 2024 academic year.</text:p>
      <text:p text:style-name="P4"/>
      <text:p text:style-name="P4">As a dedicated <text:span text:style-name="T2">Electrical and Information Engineering</text:span> student, I am enthusiastic about the opportunity to receive sponsorship from Scaw Metals. I understand that eligibility is subject to company objectives, compliance, and available funds, and I am committed to meeting all criteria.</text:p>
      <text:p text:style-name="P4"/>
      <text:p text:style-name="P4">I believe that my academic achievements and passion for <text:span text:style-name="T2">Electrical and Infromation Engineering</text:span> make me a strong candidate for your bursary scheme. I look forward to the chance to discuss how this support aligns with my goals.</text:p>
      <text:p text:style-name="P4"/>
      <text:p text:style-name="P4">Thank you for considering my application.</text:p>
      <text:p text:style-name="P4"/>
      <text:p text:style-name="P4">Sincerely,</text:p>
      <text:p text:style-name="P4"/>
      <text:p text:style-name="P2">Nduvho Edward Ramashia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BW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BW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23:46:16.998990008</meta:creation-date>
    <dc:date>2023-11-28T23:54:01.792446498</dc:date>
    <meta:editing-duration>PT7M44S</meta:editing-duration>
    <meta:editing-cycles>4</meta:editing-cycles>
    <meta:generator>LibreOffice/7.6.2.1$Linux_X86_64 LibreOffice_project/60$Build-1</meta:generator>
    <meta:print-date>2023-11-28T23:50:47.337564212</meta:print-date>
    <meta:printed-by>PDF files</meta:printed-by>
    <meta:document-statistic meta:table-count="0" meta:image-count="0" meta:object-count="0" meta:page-count="1" meta:paragraph-count="18" meta:word-count="133" meta:character-count="905" meta:non-whitespace-character-count="733"/>
  </office:meta>
</office:document-meta>
</file>